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svg:font-family="'Times New'"/>
    <style:font-face style:name="Times New Roman1" svg:font-family="'Times New Roman'" style:font-family-generic="roman"/>
    <style:font-face style:name="Liberation Mono1" svg:font-family="'Liberation Mono'"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1e2d64"/>
    </style:style>
    <style:style style:name="P6" style:family="paragraph" style:parent-style-name="Standard" style:list-style-name="L3">
      <style:text-properties officeooo:paragraph-rsid="001fb735"/>
    </style:style>
    <style:style style:name="P7" style:family="paragraph" style:parent-style-name="Standard">
      <style:text-properties officeooo:paragraph-rsid="001db85e"/>
    </style:style>
    <style:style style:name="P8" style:family="paragraph" style:parent-style-name="Standard" style:list-style-name="L3">
      <style:paragraph-properties fo:text-align="center" style:justify-single-word="false"/>
      <style:text-properties officeooo:rsid="001e2d64" officeooo:paragraph-rsid="001e2d64"/>
    </style:style>
    <style:style style:name="P9" style:family="paragraph" style:parent-style-name="Standard" style:list-style-name="L3">
      <style:text-properties officeooo:rsid="001e50dc" officeooo:paragraph-rsid="001e50dc"/>
    </style:style>
    <style:style style:name="P10" style:family="paragraph" style:parent-style-name="Standard">
      <style:text-properties fo:font-weight="bold" officeooo:rsid="00201007" officeooo:paragraph-rsid="00201007" style:font-weight-asian="bold" style:font-weight-complex="bold"/>
    </style:style>
    <style:style style:name="P11" style:family="paragraph" style:parent-style-name="Standard">
      <style:text-properties fo:font-weight="normal" officeooo:rsid="00201007" officeooo:paragraph-rsid="00201007" style:font-weight-asian="normal" style:font-weight-complex="normal"/>
    </style:style>
    <style:style style:name="P12" style:family="paragraph" style:parent-style-name="Standard">
      <style:text-properties fo:font-weight="normal" officeooo:rsid="00201007" officeooo:paragraph-rsid="00211b3d" style:font-weight-asian="normal" style:font-weight-complex="normal"/>
    </style:style>
    <style:style style:name="P13" style:family="paragraph" style:parent-style-name="Standard">
      <style:text-properties fo:font-weight="normal" officeooo:rsid="00211b3d" officeooo:paragraph-rsid="00211b3d" style:font-weight-asian="normal" style:font-weight-complex="normal"/>
    </style:style>
    <style:style style:name="P14" style:family="paragraph" style:parent-style-name="Standard">
      <style:paragraph-properties fo:margin-left="0.4902in" fo:margin-right="0in" fo:text-indent="0in" style:auto-text-indent="false"/>
      <style:text-properties style:font-name="Liberation Mono1" fo:font-size="8pt" fo:font-weight="normal" officeooo:rsid="00201007" officeooo:paragraph-rsid="00201007" style:font-weight-asian="normal" style:font-weight-complex="normal"/>
    </style:style>
    <style:style style:name="P15" style:family="paragraph" style:parent-style-name="Standard">
      <style:paragraph-properties fo:margin-left="0.4902in" fo:margin-right="0in" fo:text-indent="0in" style:auto-text-indent="false"/>
      <style:text-properties style:font-name="Liberation Mono1" fo:font-size="8pt" fo:font-weight="normal" officeooo:rsid="00211b3d" officeooo:paragraph-rsid="00211b3d" style:font-weight-asian="normal" style:font-weight-complex="normal"/>
    </style:style>
    <style:style style:name="P16" style:family="paragraph" style:parent-style-name="Standard">
      <style:paragraph-properties fo:margin-left="0.9807in" fo:margin-right="0in" fo:text-indent="0in" style:auto-text-indent="false"/>
      <style:text-properties officeooo:paragraph-rsid="001db85e"/>
    </style:style>
    <style:style style:name="P17" style:family="paragraph" style:parent-style-name="Standard">
      <style:paragraph-properties fo:margin-left="0.9807in" fo:margin-right="0in" fo:text-indent="0in" style:auto-text-indent="false"/>
      <style:text-properties officeooo:rsid="001e2d64" officeooo:paragraph-rsid="001e2d64"/>
    </style:style>
    <style:style style:name="P18" style:family="paragraph" style:parent-style-name="Standard">
      <style:paragraph-properties fo:margin-left="0in" fo:margin-right="0in" fo:text-indent="0in" style:auto-text-indent="false"/>
      <style:text-properties officeooo:rsid="001e2d64" officeooo:paragraph-rsid="001e2d64"/>
    </style:style>
    <style:style style:name="P19" style:family="paragraph" style:parent-style-name="Standard">
      <style:paragraph-properties fo:margin-left="0in" fo:margin-right="0in" fo:text-align="center" style:justify-single-word="false" fo:text-indent="0in" style:auto-text-indent="false"/>
      <style:text-properties officeooo:rsid="001e2d64" officeooo:paragraph-rsid="001e2d64"/>
    </style:style>
    <style:style style:name="P20" style:family="paragraph" style:parent-style-name="Standard">
      <style:paragraph-properties fo:margin-left="0in" fo:margin-right="0in" fo:text-indent="0in" style:auto-text-indent="false"/>
      <style:text-properties style:font-name="Liberation Mono1" fo:font-size="8pt" fo:font-weight="normal" officeooo:rsid="00201007" officeooo:paragraph-rsid="00201007" style:font-weight-asian="normal" style:font-weight-complex="normal"/>
    </style:style>
    <style:style style:name="P21" style:family="paragraph" style:parent-style-name="Preformatted_20_Text" style:list-style-name="L3"/>
    <style:style style:name="P22" style:family="paragraph" style:parent-style-name="Preformatted_20_Text">
      <style:text-properties officeooo:paragraph-rsid="001e50dc"/>
    </style:style>
    <style:style style:name="P23" style:family="paragraph" style:parent-style-name="Preformatted_20_Text">
      <style:text-properties style:font-name="Times New Roman1" fo:font-weight="normal" officeooo:rsid="00201007" officeooo:paragraph-rsid="00201007" style:font-weight-asian="normal" style:font-weight-complex="normal"/>
    </style:style>
    <style:style style:name="P24" style:family="paragraph" style:parent-style-name="Preformatted_20_Text">
      <style:paragraph-properties fo:margin-left="0.9807in" fo:margin-right="0in" fo:text-indent="0in" style:auto-text-indent="false"/>
      <style:text-properties fo:font-weight="normal" officeooo:rsid="00201007" officeooo:paragraph-rsid="00201007" style:font-weight-asian="normal" style:font-weight-complex="normal"/>
    </style:style>
    <style:style style:name="P25" style:family="paragraph" style:parent-style-name="Preformatted_20_Text">
      <style:paragraph-properties fo:margin-left="0.9807in" fo:margin-right="0in" fo:margin-top="0in" fo:margin-bottom="0.1965in" loext:contextual-spacing="false"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1db85e" style:font-weight-asian="bold" style:font-weight-complex="bold"/>
    </style:style>
    <style:style style:name="T3" style:family="text">
      <style:text-properties fo:font-weight="bold" officeooo:rsid="001e2d64"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db85e"/>
    </style:style>
    <style:style style:name="T6" style:family="text">
      <style:text-properties officeooo:rsid="001e2d64"/>
    </style:style>
    <style:style style:name="T7" style:family="text">
      <style:text-properties style:font-name="Liberation Mono1"/>
    </style:style>
    <style:style style:name="T8" style:family="text">
      <style:text-properties style:font-name="Liberation Mono1" officeooo:rsid="001e2d64"/>
    </style:style>
    <style:style style:name="T9" style:family="text">
      <style:text-properties fo:font-size="12pt" style:font-size-asian="12pt" style:font-size-complex="12pt"/>
    </style:style>
    <style:style style:name="T10" style:family="text">
      <style:text-properties fo:font-size="12pt" officeooo:rsid="001e50dc" style:font-size-asian="12pt" style:font-size-complex="12pt"/>
    </style:style>
    <style:style style:name="T11" style:family="text">
      <style:text-properties officeooo:rsid="001fb735"/>
    </style:style>
    <style:style style:name="T12" style:family="text">
      <style:text-properties officeooo:rsid="00201007"/>
    </style:style>
    <style:style style:name="T13" style:family="text">
      <style:text-properties officeooo:rsid="00211b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docker container?</text:p>
      <text:list xml:id="list1449596415141099819" text:style-name="L1">
        <text:list-item>
          <text:p text:style-name="P2">Docker container is something simmilar to sandbox (isolated environment) in which can be executed one or multiple porecesess.</text:p>
        </text:list-item>
        <text:list-item>
          <text:p text:style-name="P2">Containers also provide the functionalities such as: Suspend/Start/Stop of the container, Live migration (between two phsical servers), Image creation (contains all the files, metadata, and configurations of the container), Snapshots (save the current state of the container, including the state of the CPU and Memory) , etc.</text:p>
        </text:list-item>
      </text:list>
      <text:p text:style-name="Standard"/>
      <text:p text:style-name="P1">Why do we use containers?</text:p>
      <text:list xml:id="list5173588267489467482" text:style-name="L2">
        <text:list-item>
          <text:p text:style-name="P3">Separating the components of software application into containers have advantages such as: Easier deployment of the software (Just download and start the container), provides independance between software components and independence of the software and the host Linux distribution</text:p>
          <text:p text:style-name="P3"/>
        </text:list-item>
      </text:list>
      <text:p text:style-name="Standard"><text:span text:style-name="T1">How to create docker container?</text:span> </text:p>
      <text:list xml:id="list2671080770575536383" text:style-name="L3">
        <text:list-item>
          <text:p text:style-name="P4">It is important to know that container <text:s/>is running until there is a process running inside of it. When the last process finish the container is stopped.</text:p>
        </text:list-item>
        <text:list-item>
          <text:p text:style-name="P4">Simmilar to virual machines, containers have limitations such as the CPU time, RAM Memory, Disk space, Network bandwidth, etc.</text:p>
          <text:p text:style-name="P4"/>
        </text:list-item>
      </text:list>
      <text:p text:style-name="P19">This is good tutorial from Digitalocean that explains the steps: <text:a xlink:type="simple" xlink:href="https://www.digitalocean.com/community/tutorials/docker-explained-using-dockerfiles-to-automate-building-of-images" text:style-name="Internet_20_link" text:visited-style-name="Visited_20_Internet_20_Link">https://www.digitalocean.com/community/tutorials/docker-explained-using-dockerfiles-to-automate-building-of-images</text:a> </text:p>
      <text:p text:style-name="P17"><text:span text:style-name="Source_20_Text"/></text:p>
      <text:list xml:id="list81647688522830" text:continue-numbering="true" text:style-name="L3">
        <text:list-item>
          <text:p text:style-name="P4"><text:span text:style-name="T1">Step 1</text:span>: Create Dockerfile</text:p>
        </text:list-item>
      </text:list>
      <text:p text:style-name="P7"><text:tab/><text:tab/>This is a text file with name '<text:span text:style-name="T4">Dockerfile</text:span>'. It contains a 'recipie' that will generate docker image. <text:span text:style-name="T5">It is quite simple to created since there is just about 10-15 instructions that could be used in the Dockerfile. </text:span></text:p>
      <text:p text:style-name="P16"><text:span text:style-name="T2">Documentation</text:span><text:span text:style-name="T5">: </text:span><text:a xlink:type="simple" xlink:href="https://docs.docker.com/engine/reference/builder/" text:style-name="Internet_20_link" text:visited-style-name="Visited_20_Internet_20_Link"><text:span text:style-name="T5">https://docs.docker.com/engine/reference/builder/</text:span></text:a></text:p>
      <text:p text:style-name="P18"><text:span text:style-name="Source_20_Text"/></text:p>
      <text:list xml:id="list81647082390093" text:continue-numbering="true" text:style-name="L3">
        <text:list-item>
          <text:p text:style-name="P4"><text:span text:style-name="T1">Step 2</text:span>: Generate docker <text:span text:style-name="T5">container image from the </text:span>Dockerfile</text:p>
          <text:list>
            <text:list-header>
              <text:p text:style-name="P6"><text:span text:style-name="T6">This is typically done by: </text:span><text:span text:style-name="Source_20_Text">docker build </text:span><text:span text:style-name="Source_20_Text"><text:span text:style-name="T6">-t &lt;image_name&gt;</text:span></text:span></text:p>
              <text:p text:style-name="P6"><text:span text:style-name="Source_20_Text"><text:s/></text:span></text:p>
              <text:p text:style-name="P5"><text:span text:style-name="T6">However I am using </text:span><text:span text:style-name="T3">docker-compose</text:span><text:span text:style-name="T6"> for our project because it allows me to create multiple containers with one command. The instructions are listed in the </text:span><text:span text:style-name="T1">docker-compose.yml</text:span><text:span text:style-name="T6"> file. Building could be done with: </text:span><text:span text:style-name="T8">docker-compose build</text:span></text:p>
              <text:p text:style-name="P8"><text:span text:style-name="T1">Documentation:</text:span> <text:a xlink:type="simple" xlink:href="https://docs.docker.com/compose/rails/" text:style-name="Internet_20_link" text:visited-style-name="Visited_20_Internet_20_Link">https://docs.docker.com/compose/rails/</text:a></text:p>
            </text:list-header>
          </text:list>
        </text:list-item>
        <text:list-item>
          <text:p text:style-name="P4"><text:span text:style-name="T1">Step 3</text:span>: Run the container image</text:p>
          <text:p text:style-name="P9">Typi<text:span text:style-name="T11">c</text:span>ally done by:</text:p>
          <text:p text:style-name="P9"/>
          <text:p text:style-name="P21"><text:span text:style-name="Source_20_Text"><text:span text:style-name="T9">docker run -name </text:span></text:span><text:span text:style-name="Source_20_Text"><text:span text:style-name="T10">&lt;container_name&gt;</text:span></text:span><text:span text:style-name="Source_20_Text"><text:span text:style-name="T9"> -i -t </text:span></text:span><text:span text:style-name="Source_20_Text"><text:span text:style-name="T10">&lt;image_name&gt;</text:span></text:span></text:p>
        </text:list-item>
      </text:list>
      <text:p text:style-name="P22"/>
      <text:list xml:id="list81646769583554" text:continue-numbering="true" text:style-name="L3">
        <text:list-header>
          <text:p text:style-name="P9">When using docker-compose: <text:span text:style-name="T8">docker-compose </text:span><text:span text:style-name="T7">up</text:span></text:p>
          <text:p text:style-name="P4"/>
        </text:list-header>
      </text:list>
      <text:p text:style-name="P10">Troubleshooting:</text:p>
      <text:p text:style-name="P11">It has been a bit of pain to set up the University proxy configuration properly. However it has been done in 3 steps:</text:p>
      <text:p text:style-name="P11">Step 1. Set proxy for Docker to allow container images to be downloaded from Docker Hub.</text:p>
      <text:p text:style-name="P24">/etc/systemd/system/docker.service.d/proxy.conf</text:p>
      <text:p text:style-name="P24">[Service]</text:p>
      <text:p text:style-name="P25">Environment="HTTP_PROXY=<text:span text:style-name="T12">http://proxy.abdn.ac.uk</text:span>"</text:p>
      <text:p text:style-name="P23"><text:soft-page-break/></text:p>
      <text:p text:style-name="P11">Step 2. Set proxy for the container to allow the container of the Rails application to install debian packages and Ruby to install needed gems.</text:p>
      <text:p text:style-name="P11"/>
      <text:p text:style-name="P11">Add at the top of the Dockerfile:</text:p>
      <text:p text:style-name="P14">ENV http_proxy="http://proxy.abdn.ac.uk:8080"</text:p>
      <text:p text:style-name="P14">ENV http_proxy="http://proxy.abdn.ac.uk:8080"</text:p>
      <text:p text:style-name="P14"/>
      <text:p text:style-name="P14">RUN echo 'Acquire::http::Proxy "http://proxy.abdn.ac.uk:8080/";' &gt; /etc/apt/apt.conf</text:p>
      <text:p text:style-name="P20"/>
      <text:p text:style-name="P11">Step 3. The communication between <text:span text:style-name="T13">containers is done by using the container name as hostname. However this is local hostname and should not be routed through the proxy server. Simple solution could be adding the container hostnames in environment variable NO_PROXY but Ruby does not use this variable for </text:span><text:a xlink:type="simple" xlink:href="http://grokbase.com/t/gg/selenium-users/126k922adz/latest-ruby-selenium-web-driver-2-22-2-used-through-ruby-does-not-respect-no-proxy-list" text:style-name="Internet_20_link" text:visited-style-name="Visited_20_Internet_20_Link"><text:span text:style-name="T13">some reason</text:span></text:a><text:span text:style-name="T13"> and this has not been fixed yet. </text:span></text:p>
      <text:p text:style-name="P13"/>
      <text:p text:style-name="P13">Solution: Remove the proxy after all gems and packages are installed</text:p>
      <text:p text:style-name="P12"/>
      <text:p text:style-name="Text_20_body">Add at the <text:span text:style-name="T13">end </text:span>of the Dockerfile:</text:p>
      <text:p text:style-name="P15">RUN echo '' &gt; /etc/apt/apt.conf</text:p>
      <text:p text:style-name="P15"/>
      <text:p text:style-name="P15">ENV http_proxy=''</text:p>
      <text:p text:style-name="P15">ENV http_pro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svg:font-family="'Times New'"/>
    <style:font-face style:name="Times New Roman1" svg:font-family="'Times New Roman'" style:font-family-generic="roman"/>
    <style:font-face style:name="Liberation Mono1" svg:font-family="'Liberation Mono'"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41S</meta:editing-duration>
    <meta:editing-cycles>8</meta:editing-cycles>
    <meta:generator>LibreOffice/5.2.4.2.0$Linux_X86_64 LibreOffice_project/20m0$Build-2</meta:generator>
    <dc:date>2017-01-21T08:16:46.086254467</dc:date>
    <meta:document-statistic meta:table-count="0" meta:image-count="0" meta:object-count="0" meta:page-count="2" meta:paragraph-count="42" meta:word-count="481" meta:character-count="3326" meta:non-whitespace-character-count="2893"/>
    <meta:user-defined meta:name="Info 1"/>
    <meta:user-defined meta:name="Info 2"/>
    <meta:user-defined meta:name="Info 3"/>
    <meta:user-defined meta:name="Info 4"/>
  </office:meta>
</office:document-meta>
</file>